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fffe" officeooo:paragraph-rsid="0011fffe"/>
    </style:style>
    <style:style style:name="P2" style:family="paragraph" style:parent-style-name="Standard">
      <style:paragraph-properties fo:text-align="center" style:justify-single-word="false"/>
      <style:text-properties officeooo:rsid="0011fffe" officeooo:paragraph-rsid="0012da75"/>
    </style:style>
    <style:style style:name="P3" style:family="paragraph" style:parent-style-name="Standard">
      <style:paragraph-properties fo:text-align="center" style:justify-single-word="false"/>
      <style:text-properties fo:font-size="18pt" officeooo:rsid="0012da75" officeooo:paragraph-rsid="0012da75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1fffe" officeooo:paragraph-rsid="0012da75" style:font-size-asian="12pt" style:font-size-complex="12pt"/>
    </style:style>
    <style:style style:name="P5" style:family="paragraph" style:parent-style-name="Standard">
      <style:paragraph-properties fo:text-align="center" style:justify-single-word="false" fo:break-before="page"/>
      <style:text-properties fo:font-size="12pt" officeooo:rsid="0011fffe" officeooo:paragraph-rsid="0012da75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Ασύρματα Δίκτυα Αισθητήρων</text:p>
      <text:p text:style-name="P1">Σεπτέμβριος 201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Σχεδίαση και προσομοίωση ΑΔΑ σώματος (BAΝ)</text:p>
      <text:p text:style-name="P3"/>
      <text:p text:style-name="P2">Πετρουσόβ Ιωάννης</text:p>
      <text:p text:style-name="P4">ΑΕΜ 343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21:59:40.208068389</meta:creation-date>
    <dc:date>2014-09-24T22:36:14.573147794</dc:date>
    <meta:editing-duration>PT33M50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2" meta:paragraph-count="5" meta:word-count="15" meta:character-count="109" meta:non-whitespace-character-count="98"/>
  </office:meta>
</office:document-meta>
</file>